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text-properties style:font-name="Arial1" fo:font-size="11pt" style:font-size-asian="11pt" style:font-name-complex="Arial1"/>
    </style:style>
    <style:style style:name="P2" style:family="paragraph" style:parent-style-name="Standard">
      <loext:graphic-properties draw:fill="solid" draw:fill-color="#f2f2f2"/>
      <style:paragraph-properties fo:background-color="#f2f2f2"/>
    </style:style>
    <style:style style:name="T1" style:family="text">
      <style:text-properties style:font-name="Arial1" fo:font-size="11pt" style:font-size-asian="11pt" style:font-name-complex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text-underline-style="solid" style:text-underline-width="auto" style:text-underline-color="font-color" style:font-size-asian="12pt"/>
    </style:style>
    <style:style style:name="T4" style:family="text">
      <style:text-properties fo:font-size="12pt" style:font-size-asian="12pt"/>
    </style:style>
    <style:style style:name="fr1" style:family="graphic" style:parent-style-name="Frame">
      <style:graphic-properties fo:margin-left="0.098in" fo:margin-right="0.098in" fo:margin-top="0in" fo:margin-bottom="0in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138in" fo:border="0.74pt solid #000000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database-display text:table-name="" text:table-type="table" text:column-name="titre_pour_courriers">«titre_pour_courriers»</text:database-display></text:span><text:span text:style-name="T1">,</text:span></text:p>
      <text:p text:style-name="P1"/>
      <text:p text:style-name="Standard"><text:span text:style-name="T1">En règlement du bordereau de reversement joint, nous vous prions de trouver ci-dessous un chèque barré N° </text:span><text:span text:style-name="T1"><text:database-display text:table-name="" text:table-type="table" text:column-name="numerocheque">«numerocheque»</text:database-display></text:span><text:span text:style-name="T1"><text:s/>pour un montant de</text:span></text:p>
      <text:p text:style-name="Standard"><text:span text:style-name="T1"><text:database-display text:table-name="" text:table-type="table" text:column-name="Montant">«Montant»</text:database-display></text:span><text:span text:style-name="T1">.(</text:span><text:span text:style-name="T1"><text:database-display text:table-name="" text:table-type="table" text:column-name="Montant">«Montant»</text:database-display></text:span><text:span text:style-name="T1">)</text:span></text:p>
      <text:p text:style-name="P1"/>
      <text:p text:style-name="Standard"><text:span text:style-name="T1">Vous en souhaitant bonne réception, nous vous prions d’agréer, </text:span><text:span text:style-name="T1"><text:database-display text:table-name="" text:table-type="table" text:column-name="titre_pour_courriers">«titre_pour_courriers»</text:database-display></text:span><text:span text:style-name="T1">, nos salutations distinguées.</text:span></text:p>
      <text:p text:style-name="P1"/>
      <text:p text:style-name="P1"/>
      <text:p text:style-name="P1"><text:tab/><text:tab/><text:tab/><text:tab/><text:tab/><text:tab/><text:tab/><text:tab/>Pour le Cabinet</text:p>
      <text:p text:style-name="P1"/>
      <text:p text:style-name="P1"/>
      <text:p text:style-name="P1"/>
      <text:p text:style-name="P1"/>
      <text:p text:style-name="P1"/>
      <text:p text:style-name="P1"><draw:frame draw:style-name="fr1" draw:name="Frame1" text:anchor-type="paragraph" svg:x="0.6701in" svg:y="0.2327in" svg:width="7.4118in" draw:z-index="0"><draw:text-box fo:min-height="2.2193in"><text:p text:style-name="P2"><text:tab/><text:tab/><text:tab/><text:tab/><text:tab/><text:tab/><text:tab/><text:tab/><text:tab/><text:span text:style-name="T2">BFF </text:span><text:span text:style-name="T3"><text:database-display text:table-name="" text:table-type="table" text:column-name="montantprotege">«montantprotege»</text:database-display></text:span></text:p><text:p text:style-name="P2"/><text:p text:style-name="P2"><text:tab/><text:tab/><text:span text:style-name="T4"><text:database-display text:table-name="" text:table-type="table" text:column-name="Montantligne1">«Montantligne1»</text:database-display></text:span></text:p><text:p text:style-name="P2"><text:span text:style-name="T4"><text:tab/><text:tab/></text:span><text:span text:style-name="T4"><text:database-display text:table-name="" text:table-type="table" text:column-name="MontantLigne2">«MontantLigne2»</text:database-display></text:span></text:p><text:p text:style-name="P2"/><text:p text:style-name="P2"><text:tab/><text:tab/>A <text:span text:style-name="T4"><text:database-display text:table-name="" text:table-type="table" text:column-name="Nom_prénom_ou_Raison_sociale">«Nom_prénom_ou_Raison_sociale»</text:database-display></text:span></text:p><text:p text:style-name="P2"/><text:p text:style-name="P2"><text:tab/><text:tab/><text:tab/><text:tab/><text:tab/><text:tab/><text:tab/><text:tab/><text:tab/>A GIF SUR YVETTE</text:p><text:p text:style-name="P2"><text:tab/><text:tab/><text:tab/><text:tab/><text:tab/><text:tab/><text:tab/><text:tab/><text:tab/>Le 31/07/2007</text:p><text:p text:style-name="P2"/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style:text-underline-style="solid" style:text-underline-width="auto" style:text-underline-color="font-color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 </text:p>
        <text:p text:style-name="MP2">Sarl au capital de 50000 F <text:s/>RC Corbeil 80 B 547 <text:s/>N.SIRET 215 472 657 00015 <text:s/>N.SIREN 215 472 657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bruno</meta:initial-creator>
    <meta:creation-date>1999-05-20T14:30:00</meta:creation-date>
    <dc:creator>BEL AIR</dc:creator>
    <dc:date>2011-09-22T12:43:00</dc:date>
    <meta:editing-cycles>21</meta:editing-cycles>
    <meta:editing-duration>PT5M</meta:editing-duration>
    <meta:document-statistic meta:table-count="0" meta:image-count="0" meta:object-count="0" meta:page-count="1" meta:paragraph-count="13" meta:word-count="73" meta:character-count="647" meta:non-whitespace-character-count="542"/>
    <meta:generator>LibreOffice/25.8.1.1$Windows_X86_64 LibreOffice_project/54047653041915e595ad4e45cccea684809c77b5</meta:generator>
  </office:meta>
</office:document-meta>
</file>